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<text:span text:style-name="T1">MEMO: INJECT NAME</text:span></text:p>
      <text:p text:style-name="P1"/>
      <text:p text:style-name="Standard"><text:span text:style-name="T2">Date: 3/XX/2022</text:span></text:p>
      <text:p text:style-name="Standard"><text:span text:style-name="T2">To: XXX</text:span></text:p>
      <text:p text:style-name="Standard"><text:span text:style-name="T2">From: TeamXXX</text:span></text:p>
      <text:p text:style-name="Standard"><text:span text:style-name="T2">Subject: </text:span></text:p>
      <text:p text:style-name="P2"/>
      <text:p text:style-name="Standard"><text:span text:style-name="T2">---------------------------------------------------------------------------------------------------------------------</text:span></text:p>
      <text:p text:style-name="P2"/>
      <text:p text:style-name="Standard"><text:span text:style-name="T2">Good Morning/Afternoon XXX,</text:span></text:p>
      <text:p text:style-name="P2"/>
      <text:p text:style-name="P2"/>
      <text:p text:style-name="P2"/>
      <text:p text:style-name="Standard"><text:span text:style-name="T2">Very Respectfully,</text:span></text:p>
      <text:p text:style-name="P2"/>
      <text:p text:style-name="Standard"><text:span text:style-name="T2">TeamXXX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son Eckenrod</meta:initial-creator>
    <dc:creator>Mason Eckenrod</dc:creator>
    <meta:editing-cycles>3</meta:editing-cycles>
    <meta:creation-date>2022-02-18T01:35:00</meta:creation-date>
    <dc:date>2022-02-28T00:28:00</dc:date>
    <meta:editing-duration>PT2M</meta:editing-duration>
    <meta:generator>LibreOffice/7.2.5.2.0$Linux_X86_64 LibreOffice_project/20$Build-2</meta:generator>
    <meta:document-statistic meta:table-count="0" meta:image-count="0" meta:object-count="0" meta:page-count="1" meta:paragraph-count="9" meta:word-count="17" meta:character-count="230" meta:non-whitespace-character-count="221"/>
    <meta:user-defined meta:name="AppVersion">16.0000</meta:user-defined>
    <meta:template xlink:type="simple" xlink:actuate="onRequest" xlink:title="Normal.dotm" xlink:href=""/>
  </office:meta>
</office:document-meta>
</file>